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Fira Code Retina" svg:font-family="'Fira Code Retina'" style:font-pitch="fixed"/>
    <style:font-face style:name="IBM Plex Mono Light" svg:font-family="'IBM Plex Mono Light'" style:font-adornments="Light" style:font-pitch="fixed"/>
    <style:font-face style:name="Input" svg:font-family="Input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verpass ExtraLight" svg:font-family="'Overpass ExtraLight'" style:font-pitch="variable"/>
    <style:font-face style:name="Overpass Heavy" svg:font-family="'Overpass Heavy'" style:font-pitch="variable"/>
    <style:font-face style:name="Overpass Light" svg:font-family="'Overpass Light'" style:font-pitch="variable"/>
    <style:font-face style:name="Overpass Light1" svg:font-family="'Overpass Light'" style:font-adornments="Light" style:font-pitch="variable"/>
  </office:font-face-decls>
  <office:automatic-styles>
    <style:style style:name="P1" style:family="paragraph" style:parent-style-name="Standard">
      <style:text-properties style:font-name="Overpass Light"/>
    </style:style>
    <style:style style:name="P2" style:family="paragraph" style:parent-style-name="Standard">
      <style:text-properties style:font-name="Overpass Light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Overpass Light"/>
    </style:style>
    <style:style style:name="P4" style:family="paragraph" style:parent-style-name="Standard">
      <style:paragraph-properties fo:text-align="center" style:justify-single-word="false"/>
      <style:text-properties style:font-name="Overpass Light" officeooo:paragraph-rsid="001505cd"/>
    </style:style>
    <style:style style:name="P5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fo:color="#b2b2b2" loext:opacity="100%" style:font-name="Overpass Light1"/>
    </style:style>
    <style:style style:name="P6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Overpass Light1" officeooo:paragraph-rsid="001505cd"/>
    </style:style>
    <style:style style:name="P7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Overpass Light1"/>
    </style:style>
    <style:style style:name="P8" style:family="paragraph" style:parent-style-name="Title">
      <style:text-properties style:font-name="Overpass Light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b85f" style:font-weight-asian="bold" style:font-weight-complex="bold"/>
    </style:style>
    <style:style style:name="T3" style:family="text">
      <style:text-properties officeooo:rsid="001391cd"/>
    </style:style>
    <style:style style:name="T4" style:family="text">
      <style:text-properties fo:color="#cccccc" loext:opacity="100%" fo:font-weight="bold" style:font-weight-asian="bold" style:font-weight-complex="bold"/>
    </style:style>
    <style:style style:name="T5" style:family="text">
      <style:text-properties fo:color="#b2b2b2" loext:opacity="100%"/>
    </style:style>
    <style:style style:name="T6" style:family="text">
      <style:text-properties fo:color="#b2b2b2" loext:opacity="100%" fo:font-weight="normal" style:font-weight-asian="normal" style:font-weight-complex="normal"/>
    </style:style>
    <style:style style:name="T7" style:family="text">
      <style:text-properties fo:color="#b2b2b2" loext:opacity="100%" fo:font-weight="normal" officeooo:rsid="001e3339" style:font-weight-asian="normal" style:font-weight-complex="normal"/>
    </style:style>
    <style:style style:name="T8" style:family="text">
      <style:text-properties fo:color="#b2b2b2" loext:opacity="100%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8b91" style:font-weight-asian="normal" style:font-weight-complex="normal"/>
    </style:style>
    <style:style style:name="T11" style:family="text">
      <style:text-properties fo:font-weight="normal" officeooo:rsid="001cb85f" style:font-weight-asian="normal" style:font-weight-complex="normal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officeooo:rsid="0019f5f4"/>
    </style:style>
    <style:style style:name="T14" style:family="text">
      <style:text-properties officeooo:rsid="001a2446"/>
    </style:style>
    <style:style style:name="T15" style:family="text">
      <style:text-properties officeooo:rsid="001caffe"/>
    </style:style>
    <style:style style:name="T16" style:family="text">
      <style:text-properties officeooo:rsid="001cb85f"/>
    </style:style>
    <style:style style:name="T17" style:family="text">
      <style:text-properties officeooo:rsid="001e3339"/>
    </style:style>
    <style:style style:name="T18" style:family="text">
      <style:text-properties officeooo:rsid="001f2bf8"/>
    </style:style>
    <style:style style:name="T19" style:family="text">
      <style:text-properties officeooo:rsid="00210d70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002649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figure illustartes the entire evaluation process of<text:span text:style-name="T3"> </text:span><text:span text:style-name="T1">foldr (+) 0 [1,2,3]</text:span><text:span text:style-name="T3"> </text:span>so that every<text:span text:style-name="T3"> recursive function </text:span>call is substituted <text:span text:style-name="T13">for</text:span> foldr's definition<text:span text:style-name="T3"> </text:span><text:span text:style-name="T14">where</text:span> all occurences of <text:span text:style-name="T14">each</text:span> parameter <text:span text:style-name="T17">are</text:span><text:span text:style-name="T14"> </text:span>replaced <text:span text:style-name="T3">by </text:span><text:span text:style-name="T18">their</text:span> corresponding argument value.</text:p>
      <text:p text:style-name="P3"/>
      <text:p text:style-name="P3">This chain <text:span text:style-name="T3">of function calls </text:span><text:span text:style-name="T22">are</text:span> spread across <text:span text:style-name="T3">figures 1-12, </text:span><text:span text:style-name="T19">which</text:span><text:span text:style-name="T15"> </text:span><text:span text:style-name="T22">are </text:span><text:span text:style-name="T3">interspresed </text:span><text:span text:style-name="T22">among</text:span><text:span text:style-name="T3"> paragraphs 1-14</text:span> <text:span text:style-name="T3">of </text:span>section "<text:span text:style-name="T21">10.4.1 How foldr evaluates</text:span>"<text:span text:style-name="T3">, on pages 351-353</text:span>.</text:p>
      <text:p text:style-name="P1"/>
      <text:p text:style-name="P7"><text:span text:style-name="T1">foldr (+) 0 [1,2,3]</text:span> <text:span text:style-name="T6">=</text:span></text:p>
      <text:p text:style-name="P5"><text:s text:c="2"/>case [1,2,3] of</text:p>
      <text:p text:style-name="P5"><text:s text:c="4"/>[] -&gt; 0</text:p>
      <text:p text:style-name="P6"><text:s text:c="4"/><text:span text:style-name="T5">(1:[2,3]) -&gt;</text:span></text:p>
      <text:p text:style-name="P6"><text:s text:c="6"/><text:span text:style-name="T7"><text:s/></text:span><text:span text:style-name="T1">(+) 1</text:span> <text:span text:style-name="T12">(</text:span><text:span text:style-name="T5">foldr (+) 1 [2,3] =</text:span></text:p>
      <text:p text:style-name="P5"><text:s text:c="16"/>case [2,3] of</text:p>
      <text:p text:style-name="P5"><text:s text:c="18"/>[] -&gt; 0</text:p>
      <text:p text:style-name="P7"><text:s text:c="18"/><text:span text:style-name="T5">(2:[3]) -&gt;</text:span></text:p>
      <text:p text:style-name="P7"><text:s text:c="20"/><text:span text:style-name="T1">(+) 2 </text:span><text:span text:style-name="T12">(</text:span><text:span text:style-name="T5">foldr (+) 2 [3] =</text:span></text:p>
      <text:p text:style-name="P5"><text:s text:c="29"/>case [3] of</text:p>
      <text:p text:style-name="P5"><text:s text:c="31"/>[] -&gt; 0</text:p>
      <text:p text:style-name="P7"><text:s text:c="31"/><text:span text:style-name="T5">(3:[]) -&gt;</text:span></text:p>
      <text:p text:style-name="P7"><text:s text:c="36"/><text:span text:style-name="T1">(+) 3 </text:span><text:span text:style-name="T12">(</text:span><text:span text:style-name="T5">foldr (+) 0 [1,2,3] =</text:span></text:p>
      <text:p text:style-name="P5"><text:s text:c="45"/>case [1,2,3] of</text:p>
      <text:p text:style-name="P7"><text:s text:c="44"/><text:span text:style-name="T5"><text:s text:c="3"/>[] -&gt;</text:span> <text:span text:style-name="T1">0</text:span></text:p>
      <text:p text:style-name="P7"><text:s text:c="47"/><text:span text:style-name="T5">(x:xs) -&gt;</text:span></text:p>
      <text:p text:style-name="P5"><text:s text:c="50"/>f x (foldr f z xs<text:span text:style-name="T9">)</text:span><text:span text:style-name="T12">)))</text:span></text:p>
      <text:p text:style-name="P1"/>
      <text:p text:style-name="P1"/>
      <text:p text:style-name="P4">With the extraneous structure of each definition removed.</text:p>
      <text:p text:style-name="P2"/>
      <text:p text:style-name="P3"><text:span text:style-name="T1">foldr (+) 0 [1,2,3]</text:span> <text:s/><text:span text:style-name="T5">=</text:span> <text:s/><text:span text:style-name="T2">(</text:span><text:span text:style-name="T1">(+) 1 ((+) 2 ((+) 3 <text:s/>0))</text:span><text:span text:style-name="T2">)</text:span></text:p>
      <text:p text:style-name="P1"/>
      <text:p text:style-name="P1"/>
      <text:p text:style-name="P3">Rearranged to use infix notation.</text:p>
      <text:p text:style-name="P2"/>
      <text:p text:style-name="P3"><text:span text:style-name="T1">foldr (+) 0 [1,2,3]</text:span> <text:s/><text:span text:style-name="T6">=</text:span> <text:span text:style-name="T1"><text:s/>1 + (2 + (3 + 0))</text:span></text:p>
      <text:p text:style-name="P1"/>
      <text:p text:style-name="P1"/>
      <text:p text:style-name="P3">Reduced.</text:p>
      <text:p text:style-name="P1"/>
      <text:p text:style-name="P3"><text:span text:style-name="T1">foldr (+) 0 [1,2,3]</text:span> <text:s/><text:span text:style-name="T5">=</text:span> <text:s/><text:span text:style-name="T1">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Fira Code Retina" svg:font-family="'Fira Code Retina'" style:font-pitch="fixed"/>
    <style:font-face style:name="IBM Plex Mono Light" svg:font-family="'IBM Plex Mono Light'" style:font-adornments="Light" style:font-pitch="fixed"/>
    <style:font-face style:name="Input" svg:font-family="Input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verpass ExtraLight" svg:font-family="'Overpass ExtraLight'" style:font-pitch="variable"/>
    <style:font-face style:name="Overpass Heavy" svg:font-family="'Overpass Heavy'" style:font-pitch="variable"/>
    <style:font-face style:name="Overpass Light" svg:font-family="'Overpass Light'" style:font-pitch="variable"/>
    <style:font-face style:name="Overpass Light1" svg:font-family="'Overpass Light'" style:font-adornments="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style:font-name="Overpass Light" fo:font-size="16pt" style:font-size-asian="16pt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duction Steps for foldr (+) 0 [1,2,3]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9T15:14:21.547352949</meta:creation-date>
    <dc:date>2022-05-29T15:54:40.996835471</dc:date>
    <meta:editing-duration>PT15M38S</meta:editing-duration>
    <meta:editing-cycles>13</meta:editing-cycles>
    <meta:generator>LibreOffice/7.2.7.2$Linux_X86_64 LibreOffice_project/20$Build-2</meta:generator>
    <meta:document-statistic meta:table-count="0" meta:image-count="0" meta:object-count="0" meta:page-count="1" meta:paragraph-count="26" meta:word-count="176" meta:character-count="1307" meta:non-whitespace-character-count="745"/>
  </office:meta>
</office:document-meta>
</file>